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cutive Summary – OrderDude</text:p>
      <text:p text:style-name="Standard"><text:tab/>OrderDude's vision is to eliminate the need of human queues.</text:p>
      <text:p text:style-name="Standard"/>
      <text:p text:style-name="Standard"><text:tab/>Humans queues arises due to bottleneck in the process and/or prevailing habits and/or lack of awareness of alternatives. In city life, the most common occurrence of human queues can be found during lunch time near good restaurants, big banner block buster movies, theme parks, government offices, train ticket counter etc.</text:p>
      <text:p text:style-name="Standard"/>
      <text:p text:style-name="Standard"><text:tab/>There are few ways to solve this problem</text:p>
      <text:list xml:id="list1161373474671746682" text:style-name="L1">
        <text:list-item>
          <text:list>
            <text:list-item>
              <text:list>
                <text:list-item>
                  <text:p text:style-name="P1">Provide an online or mobile end to end solution for the most demanded service</text:p>
                </text:list-item>
                <text:list-item>
                  <text:p text:style-name="P1">Segregate the queue by offering different time slots thereby thinning out the peak times</text:p>
                </text:list-item>
                <text:list-item>
                  <text:p text:style-name="P1">Provide alternatives to similar product or services and distribute the customers across multiple points.</text:p>
                </text:list-item>
                <text:list-item>
                  <text:p text:style-name="P1">Provide a way to broadcast information to audience.</text:p>
                </text:list-item>
              </text:list>
            </text:list-item>
          </text:list>
        </text:list-item>
      </text:list>
      <text:p text:style-name="Standard"/>
      <text:p text:style-name="Standard"><text:tab/>The first problem OrderDude is trying to solve is restaurant queues during rush hours. In San Jose, CA alone there are around 5000 restaurants with atleast 200 people getting served per day. The average meal cost no lesser than $5 which brings it to $5 million per day. Since queue forms only on the best of the best location, 60% of the people flock in those restaurants.</text:p>
      <text:p text:style-name="Standard"/>
      <text:p text:style-name="Standard"><text:tab/>This is how we currently envision to provide solutions:-</text:p>
      <text:p text:style-name="Standard"><text:tab/>End to End solution – OrderDude will provide an way for customers to order at point of sale location and also off site.<text:line-break/><text:tab/>Segregation – OrderDude will provide realtime restaurant reservation system.</text:p>
      <text:p text:style-name="Standard"><text:tab/>Alternatives – OrderDude will provide facility to restaurants to send out targeted offers for limited time span to a target audience residing nearby. Like restaurant X can send out coupons for today's lunch special $5 off <text:s/>to every customer within 10 mile radius.</text:p>
      <text:p text:style-name="Standard"><text:tab/>Broadcasting – OrderDude will enable restaurants to broadcast their current information to targeted customers like “15 min wait time now” or “Crab cakes is today's special”</text:p>
      <text:p text:style-name="Standard"><text:tab/></text:p>
      <text:p text:style-name="Standard"><text:tab/>OrderDude revenue model for end to end ordering will be per order pricing. Currently our competitors in this space like OrderAhead charges 7.9% per order. OrderDude plans to go for a tier system of pricing where first X customer orders will be charged 7.9% and it drops by 0.01% for every incremental 100 customers with a floor at 4.5%. </text:p>
      <text:p text:style-name="Standard"><text:tab/>OrderDude looks at a flat pricing reservation system i.e., like $1 for each seat reserved or $5 per table reserved. It will also vary with the restaurant and restaurant can also put a surcharge on it.</text:p>
      <text:p text:style-name="Standard"><text:tab/>OrderDude revenue for incentive delivery will be flat pricing, like $50 per incentive launch.</text:p>
      <text:p text:style-name="Standard"/>
      <text:p text:style-name="Standard"><text:tab/>OrderDude comprises of developers from PayPal. We have build version 1.0 of the product which answered most of our immediate technical challenges for End to End solutions.</text:p>
      <text:p text:style-name="Standard"><text:tab/></text:p>
      <text:p text:style-name="Standard"><text:tab/></text:p>
      <text:p text:style-name="Standard"/>
      <text:p text:style-name="Standard">summary@garage.com</text:p>
      <text:p text:style-name="Standard"><text:a xlink:type="simple" xlink:href="mailto:reichert@garage.com">reichert@garage.co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tha Mukherjee</meta:initial-creator>
    <meta:creation-date>2012-09-20T17:23:43.73</meta:creation-date>
    <dc:date>2012-12-06T21:10:35.85</dc:date>
    <dc:creator>Partha Mukherjee</dc:creator>
    <meta:editing-duration>PT55M5S</meta:editing-duration>
    <meta:editing-cycles>7</meta:editing-cycles>
    <meta:generator>OpenOffice.org/3.4.1$Win32 OpenOffice.org_project/341m1$Build-9593</meta:generator>
    <meta:document-statistic meta:table-count="0" meta:image-count="0" meta:object-count="0" meta:page-count="1" meta:paragraph-count="22" meta:word-count="441" meta:character-count="2692"/>
  </office:meta>
</office:document-meta>
</file>